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gradient" draw:fill-color="#99ccff" draw:fill-gradient-name="Orange_20_Gradient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cm" svg:height="2cm" svg:x="1.5cm" svg:y="1.5cm">
          <draw:text-box>
            <text:p>Dj tools</text:p>
          </draw:text-box>
        </draw:frame>
        <draw:rect draw:style-name="gr2" draw:text-style-name="P1" draw:layer="layout" svg:width="4cm" svg:height="1cm" svg:x="23.5cm" svg:y="2cm">
          <text:p text:style-name="P1">Playlist -&gt;</text:p>
        </draw:rect>
        <draw:rect draw:style-name="gr3" draw:text-style-name="P1" draw:layer="layout" svg:width="4.5cm" svg:height="4.5cm" svg:x="1.5cm" svg:y="3cm">
          <text:p/>
        </draw:rect>
        <draw:frame draw:style-name="gr1" draw:layer="layout" svg:width="7.93cm" svg:height="2cm" svg:x="7.5cm" svg:y="3cm">
          <draw:text-box>
            <text:p>NOM DE LA PLAYLIST</text:p>
          </draw:text-box>
        </draw:frame>
        <draw:frame draw:style-name="gr4" draw:layer="layout" svg:width="7.5cm" svg:height="1cm" svg:x="7.5cm" svg:y="4cm">
          <draw:text-box>
            <text:p>Nom des artistes</text:p>
          </draw:text-box>
        </draw:frame>
        <draw:frame draw:style-name="gr4" draw:layer="layout" svg:width="5.5cm" svg:height="1cm" svg:x="7.5cm" svg:y="5cm">
          <draw:text-box>
            <text:p>Genre(s)</text:p>
          </draw:text-box>
        </draw:frame>
        <draw:rect draw:style-name="gr2" draw:text-style-name="P1" draw:layer="layout" svg:width="6.5cm" svg:height="1cm" svg:x="4.193cm" svg:y="8.052cm">
          <text:p text:style-name="P1">Nom de la musique</text:p>
        </draw:rect>
        <draw:rect draw:style-name="gr2" draw:text-style-name="P1" draw:layer="layout" svg:width="4.861cm" svg:height="1cm" svg:x="23.641cm" svg:y="8.052cm">
          <text:p text:style-name="P1">Année</text:p>
        </draw:rect>
        <draw:rect draw:style-name="gr2" draw:text-style-name="P1" draw:layer="layout" svg:width="6.5cm" svg:height="1cm" svg:x="10.693cm" svg:y="8.052cm">
          <text:p text:style-name="P1">Artiste</text:p>
        </draw:rect>
        <draw:rect draw:style-name="gr2" draw:text-style-name="P1" draw:layer="layout" svg:width="6.5cm" svg:height="1cm" svg:x="17.193cm" svg:y="8.052cm">
          <text:p text:style-name="P1">Durée</text:p>
        </draw:rect>
        <draw:circle draw:style-name="gr2" draw:text-style-name="P1" draw:layer="layout" svg:width="1.017cm" svg:height="1.017cm" svg:x="1.367cm" svg:y="8.089cm">
          <text:p text:style-name="P1">r</text:p>
        </draw:circle>
        <draw:circle draw:style-name="gr2" draw:text-style-name="P1" draw:layer="layout" svg:width="1.017cm" svg:height="1.017cm" svg:x="2.809cm" svg:y="8.063cm">
          <text:p text:style-name="P1">&gt;</text:p>
        </draw:circle>
        <draw:rect draw:style-name="gr2" draw:text-style-name="P1" draw:layer="layout" svg:width="6.5cm" svg:height="1cm" svg:x="4.182cm" svg:y="9.415cm">
          <text:p text:style-name="P1">Nom de la musique</text:p>
        </draw:rect>
        <draw:rect draw:style-name="gr2" draw:text-style-name="P1" draw:layer="layout" svg:width="4.861cm" svg:height="1cm" svg:x="23.63cm" svg:y="9.415cm">
          <text:p text:style-name="P1">Année</text:p>
        </draw:rect>
        <draw:rect draw:style-name="gr2" draw:text-style-name="P1" draw:layer="layout" svg:width="6.5cm" svg:height="1cm" svg:x="10.682cm" svg:y="9.415cm">
          <text:p text:style-name="P1">Artiste</text:p>
        </draw:rect>
        <draw:rect draw:style-name="gr2" draw:text-style-name="P1" draw:layer="layout" svg:width="6.5cm" svg:height="1cm" svg:x="17.182cm" svg:y="9.415cm">
          <text:p text:style-name="P1">Durée</text:p>
        </draw:rect>
        <draw:circle draw:style-name="gr2" draw:text-style-name="P1" draw:layer="layout" svg:width="1.017cm" svg:height="1.017cm" svg:x="1.356cm" svg:y="9.452cm">
          <text:p text:style-name="P1">r</text:p>
        </draw:circle>
        <draw:circle draw:style-name="gr2" draw:text-style-name="P1" draw:layer="layout" svg:width="1.017cm" svg:height="1.017cm" svg:x="2.798cm" svg:y="9.426cm">
          <text:p text:style-name="P1">&gt;</text:p>
        </draw:circle>
        <draw:rect draw:style-name="gr2" draw:text-style-name="P1" draw:layer="layout" svg:width="6.5cm" svg:height="1cm" svg:x="4.168cm" svg:y="10.802cm">
          <text:p text:style-name="P1">Nom de la musique</text:p>
        </draw:rect>
        <draw:rect draw:style-name="gr2" draw:text-style-name="P1" draw:layer="layout" svg:width="4.861cm" svg:height="1cm" svg:x="23.616cm" svg:y="10.802cm">
          <text:p text:style-name="P1">Année</text:p>
        </draw:rect>
        <draw:rect draw:style-name="gr2" draw:text-style-name="P1" draw:layer="layout" svg:width="6.5cm" svg:height="1cm" svg:x="10.668cm" svg:y="10.802cm">
          <text:p text:style-name="P1">Artiste</text:p>
        </draw:rect>
        <draw:rect draw:style-name="gr2" draw:text-style-name="P1" draw:layer="layout" svg:width="6.5cm" svg:height="1cm" svg:x="17.168cm" svg:y="10.802cm">
          <text:p text:style-name="P1">Durée</text:p>
        </draw:rect>
        <draw:circle draw:style-name="gr2" draw:text-style-name="P1" draw:layer="layout" svg:width="1.017cm" svg:height="1.017cm" svg:x="1.342cm" svg:y="10.839cm">
          <text:p text:style-name="P1">r</text:p>
        </draw:circle>
        <draw:circle draw:style-name="gr2" draw:text-style-name="P1" draw:layer="layout" svg:width="1.017cm" svg:height="1.017cm" svg:x="2.784cm" svg:y="10.813cm">
          <text:p text:style-name="P1">&gt;</text:p>
        </draw:circle>
        <draw:rect draw:style-name="gr2" draw:text-style-name="P1" draw:layer="layout" svg:width="6.5cm" svg:height="1cm" svg:x="4.166cm" svg:y="12.086cm">
          <text:p text:style-name="P1">Nom de la musique</text:p>
        </draw:rect>
        <draw:rect draw:style-name="gr2" draw:text-style-name="P1" draw:layer="layout" svg:width="4.861cm" svg:height="1cm" svg:x="23.614cm" svg:y="12.086cm">
          <text:p text:style-name="P1">Année</text:p>
        </draw:rect>
        <draw:rect draw:style-name="gr2" draw:text-style-name="P1" draw:layer="layout" svg:width="6.5cm" svg:height="1cm" svg:x="10.666cm" svg:y="12.086cm">
          <text:p text:style-name="P1">Artiste</text:p>
        </draw:rect>
        <draw:rect draw:style-name="gr2" draw:text-style-name="P1" draw:layer="layout" svg:width="6.5cm" svg:height="1cm" svg:x="17.166cm" svg:y="12.086cm">
          <text:p text:style-name="P1">Durée</text:p>
        </draw:rect>
        <draw:circle draw:style-name="gr2" draw:text-style-name="P1" draw:layer="layout" svg:width="1.017cm" svg:height="1.017cm" svg:x="1.34cm" svg:y="12.123cm">
          <text:p text:style-name="P1">r</text:p>
        </draw:circle>
        <draw:circle draw:style-name="gr2" draw:text-style-name="P1" draw:layer="layout" svg:width="1.017cm" svg:height="1.017cm" svg:x="2.782cm" svg:y="12.097cm">
          <text:p text:style-name="P1">&gt;</text:p>
        </draw:circle>
        <draw:rect draw:style-name="gr2" draw:text-style-name="P3" draw:layer="layout" svg:width="27.7cm" svg:height="2cm" svg:x="1cm" svg:y="18cm">
          <text:p text:style-name="P2">MUSIQUE EN COURS (LUE dans le casque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6M53S</meta:editing-duration>
    <meta:editing-cycles>5</meta:editing-cycles>
    <meta:generator>OpenOffice/4.1.1$Win32 OpenOffice.org_project/411m6$Build-9775</meta:generator>
    <dc:date>2019-11-05T17:49:00.12</dc:date>
    <meta:document-statistic meta:object-count="31"/>
  </office:meta>
</office:document-meta>
</file>